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p3" style:family="paragraph">
      <style:paragraph-properties fo:text-align="center"/>
    </style:style>
    <style:style style:name="p4" style:family="paragraph">
      <style:paragraph-properties fo:text-align="justify"/>
    </style:style>
    <style:style style:name="c5" style:family="text">
      <style:text-properties fo:font-weight="bold" fo:font-family="Sans"/>
    </style:style>
    <style:style style:name="c6" style:family="text">
      <style:text-properties fo:font-style="italic" fo:font-family="Sans"/>
    </style:style>
    <style:style style:name="c7" style:family="text">
      <style:text-properties fo:font-family="Sans" style:text-underline-style="solid"/>
    </style:style>
  </office:automatic-styles>
  <office:body>
    <office:text>
      <text:p text:style-name="p3"/>
      <text:p text:style-name="p3"><text:span text:style-name="c0">Learning about Our Neighborhoods </text:span></text:p>
      <text:p text:style-name="p3"><text:span text:style-name="c0">through Web Map Stories</text:span></text:p>
      <text:p text:style-name="p3"/>
      <text:p text:style-name="p3"/>
      <text:p text:style-name="p3"/>
      <text:p text:style-name="p3"><text:span text:style-name="c0">San Francisco State University</text:span></text:p>
      <text:p text:style-name="p3"><text:span text:style-name="c0">Department of Geography and Environment</text:span></text:p>
      <text:p text:style-name="p3"><text:span text:style-name="c0">In partial fulfillment of a Master of Arts Degree</text:span></text:p>
      <text:p text:style-name="p3"/>
      <text:p text:style-name="p3"/>
      <text:p text:style-name="p3"/>
      <text:p text:style-name="p3"><text:span text:style-name="c0">Dariya Draganova</text:span></text:p>
      <text:p text:style-name="p3"/>
      <text:p text:style-name="p3"/>
      <text:p text:style-name="p3"><text:span text:style-name="c0">Advisers: </text:span></text:p>
      <text:p text:style-name="p3"><text:span text:style-name="c0">Dr. Nancy Wilkinson and Dr. Jerry Davis </text:span></text:p>
      <text:p text:style-name="p4"/>
      <text:p text:style-name="p4"/>
      <text:p text:style-name="p4"/>
      <text:p text:style-name="p4"/>
      <text:p text:style-name="p4"/>
      <text:p text:style-name="p4"/>
      <text:p text:style-name="p4"/>
      <text:p text:style-name="p4"/>
      <text:p text:style-name="p4"/>
      <text:p text:style-name="p4"><text:span text:style-name="c5">FOREWORD</text:span></text:p>
      <text:p text:style-name="p4"/>
      <text:p text:style-name="p4"><text:span text:style-name="c6"><text:tab/>“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span></text:p>
      <text:p text:style-name="p4"/>
      <text:p text:style-name="p4"><text:span text:style-name="c0"><text:tab/>Population urbanization is happening around the world at an ever increasing rate. The world population is now 54% urban (United Nations 2014) and for economically developed regions this percentage is much higher. <text:s/>For example, in California 95% of the population is urban (US Census 2010). <text:s/>While urbanization brings promises of economic and other opportunities, it has also historically contributed to our detachment from nature. </text:span></text:p>
      <text:p text:style-name="p4"><text:span text:style-name="c0"><text:tab/>There is no doubt that by virtue of design and historical definition, cities physically separate urban citizens from wild landscapes. <text:s/>The literal boundary between urban and wild spaces is almost always clearly visible and poignantly felt. <text:s/>This stark geographical contrast has also taken over our psychological perceptions of nature. <text:s/>We now commonly think of nature as the grand scenery that exists outside of cities. <text:s/>People go, or believe they have to go, outside of the city to seek experiences with nature. <text:s/>We have somehow forgotten about the nature that exists in urban spaces - urban creeks and their fish, local and migratory birds, soil creatures and etc - or are all these somehow less “natural” and “wild” simply because they live near us? <text:s text:c="3"/><text:tab/></text:span></text:p>
      <text:p text:style-name="p4"><text:span text:style-name="c0"><text:tab/>And for as long as we continue to forget that nature exists in our urban spaces, we will continue to lose generations-worth of ecological intuition and understanding, a phenomenon that Peter Kahn (2002) calls Environmental Generational Amnesia (EGA). <text:s/>New generations have no memory of the natural environment as it might have been during prior generations. <text:s/>Without any intervention, like outdoor education, EGA creates a vicious downward spiral in what urban citizens know about nature and in their willingness to prioritize environmental and ecological protection, integration, and nourishment over mindless urban development. Unfortunately, ecological principles are rarely taught at schools and urban environments have almost never been considered in environmental education programs (Barnett 2009; Greenwood 2009; McClaren 2009). <text:s/>Generations are raised “without a clue why the color of the water in their rivers is related to their food supply, or why storms are becoming more severe as the planet warms. The same persons as adults will create businesses, vote, have families, and above all, consume” (Orr 1992, 5).</text:span></text:p>
      <text:p text:style-name="p4"><text:span text:style-name="c0"><text:tab/>In this way, our detachment from nature is omnipresent and structured to persist. <text:s/>Yet, we must solve this complex problem. <text:s/>An integral part of the solution is increased recognition that the geographic reality of “nature” is not a rigid spatial dichotomy between “urban” and “wild”, but a complex network of life and the physical environments that nourishes it, existing inside and outside of cities, even connecting cities through the flow of water and nutrients, and the migration of animals. <text:s/>Nature - wild nature - is very much present in cities, and is most visible in the wildlife that seeks to use our urban trees, creeks, backyard gardens, and local parks. <text:s/>Most cities do not offer stereotypical grand wild landscapes that make your heart skip a beat or take your breath away. <text:s/>Yet,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s/>Our hearts will skip a beat, our breath will be taken away... and we will have those highly memorable experiences with nature without exiting our cities.</text:span></text:p>
      <text:p text:style-name="p4"/>
      <text:p text:style-name="p4"/>
      <text:p text:style-name="p1"/>
      <text:p text:style-name="p1"/>
      <text:p text:style-name="p4"><text:span text:style-name="c5">INTRODUCTION</text:span><text:span text:style-name="c0"> </text:span></text:p>
      <text:p text:style-name="p1"><text:span text:style-name="c0"><text:tab/>The San Francisco Bay Area is a rapidly growing global metropolis, with high urban density and an increasing transient population that comes here to work and study. <text:s/>But the San Francisco Bay Area is also an ecologically vital estuary system and is internationally recognized as a biodiversity hotspot. <text:s/>If the SF Bay Area is to have a future that sustains a growing human population, but also preserves its unique habitats and status as a biodiversity hotspot, it is paramount that we do a better job of reversing our detachment from nature and regaining our ecological intuition. <text:s/></text:span></text:p>
      <text:p text:style-name="p4"><text:span text:style-name="c0"><text:tab/>A great way to start is by learning to recognize the living and non-living natural systems that exist in our urban spaces. But how do we do that at the city scale? <text:s/>How does an entire urban citizenry become more ecologically aware? <text:s/>So far, the common approach to ecological literacy has been through place-based environmental education programs and initiatives, that often target children and youth, with the idea that young adults represent our future. <text:s/>Place-based environmental education is shown to improve children's environmental awareness, interests, and intentions, and the results of hands-on workshops improve children’s awareness of invisible forms of water and air pollution (Kubota et al. 2013, others?). <text:s/></text:span></text:p>
      <text:p text:style-name="p1"><text:span text:style-name="c0"><text:tab/>The success behind place-based environmental education is part due to its focus on places that are dear to us, such as the places where we live (e.g. Kubota et al. 2013). Stedman (2002, 577) shows that “we are willing to fight for places that are more central to our identities and that we perceive as being in less-than-optimal condition.” Such places can be our homes, backyards, local neighborhoods, and even our cities; they tend to hold deep significance for us and we feel certain levels of ownership of these local places, which is a major variable in responsible citizen behavior (Hungerford and Volk 1990). <text:s/>These local places provide immediate context for understanding the interaction between landscape, infrastructure and culture (David Sobel 2005 Place-based Education: Connecting classrooms and communities. <text:s/>Great Barrington, MA: The Orion Society). <text:s/>When learning about the places where we live, we begin to understand their connection to other places and the impacts of our behavior on local quality of life (Thomashow 2002). Even though knowledge alone does not guarantee action, Hungerfold and Volk (1990) explain that cognizance of an issue is a prerequisite to action. An ecologically literate public is more likely to understand and support both bottom-up and top-down environmental solutions, especially if the public feels personally invested and has the tools to change its behavior (Stevenson et al. 2013; Zion et al. 2011). <text:s/>Ecological and natural science knowledge empowers communities by providing them with the information and tools to tackle local issues like public health (), climate change and habitat destruction (Thomashow 2002). <text:s/>And at the individual level, urban nature increases our perception of wellbeing (Hunter 2011), helps us be clear-headed, calm, resilient, retrospective, and benefits other mental and physical health (Kaplan &amp; Kaplan 2005). So perhaps, the success of place-based environmental knowledge is derived from our affinity to our local surroundings and a desire to improve our quality of life. </text:span></text:p>
      <text:p text:style-name="p1"><text:span text:style-name="c0"><text:tab/>Although environmental education programs and initiatives have shown success, there are a few shortcomings. <text:s/>Programs usually target a small subset of the population and are commonly geared toward younger populations (e.g. Shellmann &amp; Bogner 2013; Stern, Powell, &amp; Ardoin 2008; Braun, Buyer, &amp; Randler 2009). <text:s/>While it is paramount to provide this education to young people, the majority of the population is left out. <text:s/>Also, these programs are unable to provide life-long access and engagement to their participants such that their environmental knowledge is continuously renewed, updated, and acted upon. <text:s/></text:span></text:p>
      <text:p text:style-name="p1"><text:span text:style-name="c0"><text:tab/>We need to think of a new learning framework that utilizes the strengths of place-based environmental education programs, but is always available to the entire urban populace, focuses on the local level, encourages exploration and action, and evolves with the local ecosystem and environment. <text:s/>In particular, it might be possible to utilize online mapping technologies to create a place-based environmental education medium. <text:s/>Online maps are easily accessible and always present, can focus on a given place, can be quickly edited to reflect new information and changes in the environment, and can be designed to encourage action. The obvious drawback is that they lack the social element of learning, but social networking and in-person group activities can be incorporated. <text:s/></text:span></text:p>
      <text:p text:style-name="p1"><text:span text:style-name="c0"><text:tab/>As mentioned earlier, the success of place-based environmental education initiatives is partly due to the focus on places that are close to us. <text:s/>This emotional attachment that we form with places is called “place-attachment” by environmental psychologists. <text:s/>In fact, the stronger our place-attachment to the natural environment, the more likely we are to exhibit pro-environmental behavior (Scannell and Gifford 2010, others?). <text:s/>But Vorkin and Reese (2001) say that we must also understand what the environment means to us in order to understand our environmental behavior. <text:s/>In other words, pro-environmental behavior and environmental concern are not only dependent on the strength of our place-attachment to the local natural environment, but they are also dependent on what that environment means to us. Brehm, Eisenhauer, and Stedman (2013, 533) explain that what a place means to us is representative of our “perceived interconnection between [our]selves and nature (biosphere) rooted in the contextual element of the specific place.”</text:span></text:p>
      <text:p text:style-name="p1"><text:span text:style-name="c0"><text:tab/>With all this in mind, place-based environmental education might actually be doing more than environmental education. <text:s/>Is it possible that by learning about our local environment, we are learning to see our backyards, neighborhoods and cities in a new way? <text:s/>Is place-based environmental education actually deepening our place-attachment to our local nature? <text:s/>Is it creating in our minds new, environmentally and ecologically minded, place-meanings? <text:s/>It is these questions that spurred this thesis study.</text:span></text:p>
      <text:p text:style-name="p1"/>
      <text:p text:style-name="p1"><text:span text:style-name="c0">Purpose:</text:span></text:p>
      <text:p text:style-name="p1"><text:span text:style-name="c0"><text:tab/>This thesis utilizes web-maps as a place-based environmental educational tool specific to Berkeley’s avian wildlife and urban creek systems. <text:s/>This environmental education effort serves the primary objective of this research, which is to investigate the role of place-based environmental knowledge on a person’s place-attachment and place-meanings. <text:s/>The study is based upon a sense-of-place theoretical framework specific to the concepts of place-attachment and place-meaning. <text:s/>Prior <text:s/>place-attachment and place-meanings research mainly investigates the role of in-person experiences with places, but some recent research is starting to study the role of environmental education programs on place-attachment and place-meanings. <text:s/>Yet, there still are no studies that examine the impact of environmental knowledge on place-attachment or -meanings, where the knowledge is gained from a website and driven by personal curiosity. </text:span></text:p>
      <text:p text:style-name="p4"/>
      <text:p text:style-name="p4"><text:span text:style-name="c0">(Another paragraph about how this is going to go)</text:span></text:p>
      <text:p text:style-name="p4"/>
      <text:p text:style-name="p4"><text:span text:style-name="c0"><text:tab/>Not using Kudryavtsev et al (2012)'s place meaning Likert statements.. because he is basing it on physical experiences with nature.</text:span></text:p>
      <text:p text:style-name="p4"/>
      <text:p text:style-name="p4"><text:span text:style-name="c0"><text:tab/>Hungerford and Volk (1990, 263) explain that the first major goal in environmental education is to “provide learners with sufficient ecological knowledge to permit him/her to eventually make ecologically sound decisions with respect to environmental issues”. </text:span></text:p>
      <text:p text:style-name="p4"/>
      <text:p text:style-name="p4"/>
      <text:p text:style-name="p4"/>
      <text:p text:style-name="p4"><text:span text:style-name="c5">LITERATURE REVIEW</text:span></text:p>
      <text:p text:style-name="p4"/>
      <text:p text:style-name="p4"/>
      <text:p text:style-name="p4"><text:span text:style-name="c0"><text:tab/>Everything we do happens at a particular place, and our behavior is influenced by our sense of that place. <text:s/>“Sense-of-place” was casually introduced as a concept in urban planning circa 1960 (e.g. Lynch 1960), but it was the work of geographers Edward Relph (1976) and Yi-Fu Tuan (1974, 1976, 1977) that launched a deeper investigation of “place”, how we experience places and how we form a sense of place. <text:s/></text:span></text:p>
      <text:p text:style-name="p4"><text:span text:style-name="c0"><text:tab/>Our experiences of the social and physical dimensions of place are inherently self-centered (Tuan 1974, 1976, 1977; Relph 1976). <text:s/>Consequently, we imbue significance and meanings onto place through processes that environmental psychologists identify as place-attachment and place-meanings. <text:s/>Together, our place-attachment and place-meanings directly contribute to our sense of place (Kudryavtsev 201..). <text:s/></text:span></text:p>
      <text:p text:style-name="p1"><text:span text:style-name="c0"><text:tab/>As Kudryavtsev (201??)’s study suggests, it is important to consider both concepts together when studying sense-of-place. <text:s/>Particularly, place-meanings helps us understand the reasons for place-attachment. <text:s/>Stedman (2002, 566) explains: “knowing that someone is strongly attached to place does not by itself suggest much about the nature of this attachment or what behaviors might ensure”. <text:s/>To illustrate Stedman’s (2002) argument, let’s use the statement “The forest is a very important place to me,” which is indicative of strong place-attachment. <text:s/>However, the reason for this attachment is unclear unless we follow up with a statement that describes what that place means to us. <text:s/>“The forest is a very important place to me; it’s a source of lumber and job security,” the latter being an example of a resource-economic place-meaning. But for another person, the forest might have a recreational place-meaning - it is where they go hiking and camping. <text:s/>For these reasons, this study is framed by both place-attachment and place-meanings. <text:s/>Let's define and further explore these concepts. </text:span></text:p>
      <text:p text:style-name="p4"/>
      <text:p text:style-name="p4"/>
      <text:p text:style-name="p4"><text:span text:style-name="c0">1: Place-Attachment </text:span></text:p>
      <text:p text:style-name="p4"/>
      <text:p text:style-name="p4"><text:span text:style-name="c0">1.1: Defining Place-attachment</text:span></text:p>
      <text:p text:style-name="p4"><text:span text:style-name="c0"><text:tab/></text:span></text:p>
      <text:p text:style-name="p4"><text:span text:style-name="c0"><text:tab/>Environmental psychologists commonly define “place-attachment” as the bond that a person forms with place; an entire community or culture can also form such a bond with place (Low and Altman 1992; Hidalgo and Hernandez 2001; Nanzer 2004). <text:s/>Low and Altman (1992, 5) assert that “place-attachment involves an interplay of affects and emotions, knowledge and beliefs, and behavior and actions in reference to place.” <text:s/>In other words, a person's relationship with place has emotional, cognitive, and physical components that are often inseparable and interdependent (Low and Altman 1992; Manzo 2008). <text:s/>Moreover, place-attachments are not stagnant, but they change as a reflection of the external and internal forces that influence how we experience and perceive a place. <text:s/></text:span></text:p>
      <text:p text:style-name="p4"/>
      <text:p text:style-name="p4"><text:span text:style-name="c0">1.2: To what exactly are we attached? </text:span></text:p>
      <text:p text:style-name="p4"><text:span text:style-name="c0"><text:tab/></text:span></text:p>
      <text:p text:style-name="p4"><text:span text:style-name="c0"><text:tab/>Stedman (2003, 826) says that “It is not enough to know the strength of one's attachment to the setting, but precisely to </text:span><text:span text:style-name="c6">what</text:span><text:span text:style-name="c0"> one is attached.” We can form attachments to any aspect or dimension of place. <text:s/>We are commonly attached to physical aspects of place, like the built or natural topography of place, or its wildlife community; but we can also be attached to the social and cultural aspects of place, such as our friends, family, and the larger community (Low and Altman 1992, Raymond et al 2010; Scannell and Gifford 2010). <text:s/>Somewhat abstractly, people can also form bonds with what a place symbolizes and means to them (Raymond et al 2010; Low and Altman 1992). <text:s/></text:span></text:p>
      <text:p text:style-name="p1"/>
      <text:p text:style-name="p4"><text:span text:style-name="c0">1.3: How do we develop place-attachments?</text:span></text:p>
      <text:p text:style-name="p4"/>
      <text:p text:style-name="p4"><text:span text:style-name="c0"><text:tab/>The attachment process can be almost instantaneous as a result of a strong, memorable and very personal experience; or it could happen slowly through repeated exposure to a place (Stedman 2008; Ryan 2005; Manzo 2005). <text:s/>The mechanisms by which we develop our place-attachments are as varied as our experiences, but they can be generalized into environmental, psychological, and sociocultural (Altman and Low, 1992). <text:s/>Positive social interactions, especially with loved family members and friends, strengthen our bond to the places (Chawla 1992 – add a few). <text:s/>And with time, we grow fond of places that we perceive as integral to our identity and sense of self (Chawla 1992; Manzo 2005). <text:s/></text:span></text:p>
      <text:p text:style-name="p4"><text:span text:style-name="c0"><text:tab/>The physical environment also drives 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Nanzer?) study really liked the state of Michigan. <text:s/></text:span></text:p>
      <text:p text:style-name="p4"/>
      <text:p text:style-name="p4"><text:span text:style-name="c0"><text:tab/></text:span></text:p>
      <text:p text:style-name="p4"><text:span text:style-name="c0">2: Place-Meaning <text:s text:c="3"/></text:span></text:p>
      <text:p text:style-name="p4"/>
      <text:p text:style-name="p4"><text:span text:style-name="c0">2.1: Defining Place-meaning</text:span></text:p>
      <text:p text:style-name="p4"><text:span text:style-name="c0"><text:tab/></text:span></text:p>
      <text:p text:style-name="p1"><text:span text:style-name="c0"><text:tab/>“Place-meaning” or “place-meanings” is a concept that refers to the symbolic meanings that people ascribe to places (cite). <text:s/>Place-meanings are descriptive and answer the question of “What </text:span><text:span text:style-name="c6">kind </text:span><text:span text:style-name="c0">of a place is this?” (Stedman 2008). <text:s/>As for place-attachment, 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the literature agrees that a single place often means different things to different people as a reflection of the variety of values, needs, and priorities that govern us at the individual level (e.g., Gustafson 2001; Stedman 2008). <text:s/>But if there is strong commonality in the way a place is experienced, it also possible for place-meanings to converge and agree (Stedman 2008). <text:s/>Furthermore, Gustafson (2001) shows that place-meanings fall somewhere along and inside a triangular continuum of relationships between the self, others, and the environment (Fig?). <text:s/></text:span></text:p>
      <text:p text:style-name="p4"><text:span text:style-name="c0"><text:tab/> </text:span></text:p>
      <text:p text:style-name="p4"><text:span text:style-name="c0"><text:tab/></text:span></text:p>
      <text:p text:style-name="p4"><text:span text:style-name="c0">2.2: How do we develop place-meanings? </text:span></text:p>
      <text:p text:style-name="p4"/>
      <text:p text:style-name="p4"><text:span text:style-name="c0"><text:tab/>Crucial to understand how place-meanings are produced – this can be huge in any kind of place-related management, like any kind of natural resource management. </text:span></text:p>
      <text:p text:style-name="p4"/>
      <text:p text:style-name="p4"><text:span text:style-name="c0"><text:tab/>To date, much is hypothesized but little is confirmed about the mechanisms by which we produce place-meanings, or how they affect our place-attachment. <text:s/>Stewart (2008) asserts that to develop a particular place-meaning, people need to have a direct experience with the place, but possibly also by obtaining knowledge about the place (Stewart 2008). <text:s/>Research shows that place meanings are not fixed, but are often challenged, molded, weakened and strengthened, as a reflection of changes within a place, changes within us, or a reflection of new experiences we have at a place (Cheng, Kruger, and Daniels 2003; Davenport and Anderson 2005; Stewart 2008; Stokowski 2008.) While we are aware of some place-meanings, other meanings are revealed to us only after a place is disturbed or we have lost it (Stewart 2008). <text:s/>(Talk about study where 70% of neighborhood trees had to be cut down and people began to realized their ecological and aesthetic role they played). <text:s/>It is through language and conversation that we can learn about other people's place-meanings, communicate our own, or even create new ones (Stewart 2008; Stokowski 2008). </text:span></text:p>
      <text:p text:style-name="p4"/>
      <text:p text:style-name="p4"/>
      <text:p text:style-name="p4"/>
      <text:p text:style-name="p4"><text:span text:style-name="c0">3: Factors that influence Place-Attachment and Place-Meaning</text:span></text:p>
      <text:p text:style-name="p4"/>
      <text:p text:style-name="p4"><text:span text:style-name="c0"><text:tab/>A number of factors influence the type and intensity of our place-attachment and place-meanings. Beckley (2003) hypothesized that some of these factors are culture, geographic scale, the physical environment, length of residency, ecological and sociocultural disruptions, and place-related knowledge. <text:s/>Since then, a lot of research has confirmed Beckley’s hypotheses and added gender, race, class, and sexual orientation race also influential to our relationships with place.</text:span></text:p>
      <text:p text:style-name="p4"/>
      <text:p text:style-name="p1"><text:span text:style-name="c0">3.1: Culture, Society</text:span></text:p>
      <text:p text:style-name="p1"/>
      <text:p text:style-name="p1"><text:span text:style-name="c0"><text:tab/>It is undeniable that culture and society play a major role in guiding our experiences with place, and therefore, guide our sense of place, our place-attachment and our place-meanings. <text:s/>In fact, there is strong agreement that place-meanings and place-attachment are a social construct (Greider &amp; Garkovich 1994; Eisenhauer et al 2000; Stewart 2008; Stokowski 2008). <text:s/>Greider and Garkovich (1994) posit that society and culture provide us with a specific framework that guides our interpretation and experience of the physical environment. <text:s/>It can then be concluded that place-meanings and place-attachment are a reflection of our given society and culture (Eisenhauer et al. 2000). <text:s/></text:span></text:p>
      <text:p text:style-name="p1"/>
      <text:p text:style-name="p1"><text:span text:style-name="c0">3.1.1: Gender, Race, Class, Sexual Orientation</text:span></text:p>
      <text:p text:style-name="p1"/>
      <text:p text:style-name="p1"><text:span text:style-name="c0"><text:tab/>The cultural values and social pressures that come with gender, race, class, or sexual orientation affect our experiences of place, and the consequent place-attachment and place-meanings that we form (Massey 1994; Manzo 2005). <text:s/>In particular, these four factors can restrict the degree to which we feel free and safe in our experience of a place, or even the way in which we experience it. <text:s/>Manzo (2005, 83) concludes from her findings that “the qualities of the places where people felt threatened or excluded … were public places where presumably anyone has access, but where social boundaries have been created”. <text:s/>This harks back to the concept of “outsideness” introduced by Relph (1976), where a person feels alienated or separated from a place, and possibly unsafe and unwelcome. <text:s/>Nanzer (2004) found that gender did not play a significant role in place-attachment, but racial back.ground influenced a person's sense of place (more details). <text:s/>It is important to understand that divergence in research findings likely result from a divergence in the cultures and societies of the places being studied. <text:s/>Unless authors studied the same places and populations, it is not appropriate to make cross-study comparisons. <text:s/></text:span></text:p>
      <text:p text:style-name="p1"/>
      <text:p text:style-name="p4"/>
      <text:p text:style-name="p4"><text:span text:style-name="c0">3.2: The Physical Environment</text:span></text:p>
      <text:p text:style-name="p4"/>
      <text:p text:style-name="p1"><text:span text:style-name="c0"><text:tab/>While no one is denying the strong influence of social and cultural processes on our sense of place, empirical findings show that “these [social/cultural] influences are not the sole or primary factors involved in emotional attachments to place" (Eisenhauer et al. 2000, 438). <text:s/>Namely, the physical environment is another such factor. The physical environment provides context for all of our interactions ( Ardoin 2006; Stedman 2003a; Riley 1992; Hufford 1992). <text:s/>Stedman (2003a) explore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text:s/>For example, Stedman (2003a) says that rural settings are more likely to be associated with “wilderness” meanings simply as a result of a lack of dense population. (Some examples from lit?). <text:s/>Kaltenborn (1998) suggests in (her?his?) their study that people develop strong place-attachments to aesthetically pleasing environments. <text:s/>Similarly, Eisenhauer, Krannich, and Blahna (2000) established that “environmental features/characteristics” were one of the dominant reasons for strong attachment to special places in southern Utah. If the quality of the natural environment is poor, or perceived so, a person might not be attached to it and they may not attribute to it any nature-related place-meaning. <text:s/>((In other words, their lack of environmental sense of place may not necessarily reflect a lack of environmental values, but simply reflect their perceptions of the quality of the natural environment. <text:s/>This is an area that needs more research. )) <text:s/>Lastly, an aspect that the reviewed literature fails to mentions is that the physical environment also dictates where we can or cannot go, which has a profound impact on the set of our experiences of any given place, especially for people with physical disabilities.</text:span></text:p>
      <text:p text:style-name="p1"/>
      <text:p text:style-name="p4"/>
      <text:p text:style-name="p4"><text:span text:style-name="c0">3.3: Geographic scale</text:span></text:p>
      <text:p text:style-name="p4"/>
      <text:p text:style-name="p1"><text:span text:style-name="c0"><text:tab/>Our sense-of-place also varies with geographic scale. <text:s/>Nanzer (2004) found that the strength of place-attachment increases with scale. <text:s/>In other words, we are most strongly attached to our immediate living premises like our house and yard, then to our neighborhood and city, and lastly to our region and country (). <text:s/>Gustafson (2001) analyzed the influence of scale on the type of place-meanings and found that smaller, local places (residences, neighborhoods, villages) were more often associated with self-related place-meanings, while larger places (region, nation, continent) were more often associated with others and/or the environment. <text:s/>This is an interesting find, as it shows that people rarely associate their local places with the natural environment??</text:span></text:p>
      <text:p text:style-name="p4"/>
      <text:p text:style-name="p4"><text:span text:style-name="c0">3.4: Time, and Length of Residence</text:span></text:p>
      <text:p text:style-name="p4"/>
      <text:p text:style-name="p1"><text:span text:style-name="c0"><text:tab/>Neither place-attachment nor place-meanings are constant. <text:s/>With time, they mold and change to reflect the new experience we have at a given place (Stedman 2008). <text:s/>Davenport and Anderson (2005) found that place-meanings ascribed to the Niobrara River in Nebraska evolved over time, often growing to include, or at least recognize, the biophysical uniqueness of the river. <text:s/>The longer a person experiences a place, the deeper their attachment to it (Low and Altman 1992; Hay 1998; McAndrew 1998; Moore and Graefe 1994 REFER TO NANZER REFS; Raymond, Brown, &amp; Weber 2010), but the type of place-attachment may change. <text:s/>For example, Larson, Frietas, and Hicks (2013) found that with time, new residents experienced a shift in their attachment from the environmental to the social dimension of place. <text:s/>In general, the more time a person resides in one place, the more likely they will have important and meaningful experiences with that place (Gustafson 2001). <text:s/></text:span></text:p>
      <text:p text:style-name="p4"/>
      <text:p text:style-name="p4"><text:span text:style-name="c0">3.5: Disruptions, Change, and Conflict</text:span></text:p>
      <text:p text:style-name="p4"/>
      <text:p text:style-name="p1"><text:span text:style-name="c0"><text:tab/>Brown (1992) discusses that established place-attachments provide a sense of security and stability. <text:s/>Anything that challenges or disrupts established place-attachments also challenges the security and stability they provide. <text:s/>Such changes are usually undesired and stressful, and can be caused by natural disasters (e.g., Burley et al. 2007), plant or animal diseases (e.g., Hunter 2011), or human interventions, like development of pristine areas (Stedman ?). <text:s/>But in some cases of devastating natural distasters, strong place-attachments and place-meanings motivate people to restore a place and its natural environment (Burley et al. 2007). <text:s/>In other cases, planned changes endanger or challenge established place-meanings and cause conflict between stakeholders (citation ?). <text:s/>But, Davenport and Anderson (2005) conclude from their study that while development challenged some place-meanings, it enhanced others.</text:span></text:p>
      <text:p text:style-name="p4"/>
      <text:p text:style-name="p4"><text:span text:style-name="c0"><text:tab/></text:span></text:p>
      <text:p text:style-name="p4"/>
      <text:p text:style-name="p4"><text:span text:style-name="c0">3.6: Knowledge: Personal, Formal, and in Story Form </text:span></text:p>
      <text:p text:style-name="p4"/>
      <text:p text:style-name="p1"><text:span text:style-name="c0">“Once you know, you cannot put that knowledge away.” - Sylvia Alice Earle</text:span></text:p>
      <text:p text:style-name="p1"/>
      <text:p text:style-name="p1"><text:span text:style-name="c0"><text:tab/>Knowledge plays an important role in developing our a sense of place. <text:s/>There are a few different types of knowledge. <text:s/>Personal knowledge is gained through in-person experiences, whereas formal knowledge is gained through a more factual medium, like a textbook, a teacher, a website. <text:s/>Gustafson (2001) found that place-meanings concerning the relationship between the self and the environment depend on formal and personal knowledge people have of the environment. <text:s/>For example, in Davenport and Anderson (2005)’s study on place-meanings for a changing river landscape, some participants reveal that learning about the unique ecological and geological aspects of their river deepened their appreciation for it; others revealed that they’ve personally come to realize how unique their river is by having traveled and seen other rivers. <text:s/>Barlett (2005), who conducted a study on a faculty workshop to reconnect to the college campus natural environment, reports that learning to identify tree species was one aspect of the workshop experience that enhanced place-attachment for some participants. </text:span></text:p>
      <text:p text:style-name="p1"><text:span text:style-name="c0"><text:tab/>But knowledge can also be gained through stories, which are essentially an effort to personalize formal knowledge. It is not always effective to obtain knowledge in a formal, factual, manner. <text:s/>Barry Lopez (1988) points out that knowing the names of everything in a landscape does not equate to understanding the land; to know the land and to understand its ecology, people have to perceive the relationships between the different components of this land system. Stories bring such relationships to the front and geographically contextualize knowledge and experiences. <text:s/>Additionally, because stories are inherently embedded with place-meanings, they make effective mediums for conveying place-meanings to others. <text:s text:c="5"/></text:span></text:p>
      <text:p text:style-name="p4"/>
      <text:p text:style-name="p4"/>
      <text:p text:style-name="p4"/>
      <text:p text:style-name="p4"><text:span text:style-name="c0"><text:tab/></text:span></text:p>
      <text:p text:style-name="p4"><text:span text:style-name="c5">6. Measuring &amp; Studying Place-attachment and Place Meaning</text:span></text:p>
      <text:p text:style-name="p4"/>
      <text:p text:style-name="p4"><text:span text:style-name="c0"><text:tab/>Qualitative and quantitative research take very different approaches to measuring and studying place-attachment and place-meanings. <text:s/>In the reviewed literature, qualitative studies often use an interpretive research design, with data collection and analysis geared toward induction and theory generation. <text:s/>Quantitative studies on the other hand often use a positivist approach with deductive analysis and theory-testing techniques. </text:span></text:p>
      <text:p text:style-name="p1"><text:span text:style-name="c0"><text:tab/>This methodological divergence is well reflected in the way place-meanings and place-attachment are studied. <text:s/>To begin with, quantitative research often recruits a large and random sample of participants through mail-in surveys (Nanzer 2004; Stedman 2003a; others?). <text:s/>Other strategies are also used, like intercepting people at a variety of locations and different times of the day with a short questionnaire (Scannell and Gifford 2010). <text:s/>Large and random samples allow for statistical analysis of the data. Qualitative research, on the other hand, usually recruits a smaller and non-random population of participants through snowball sampling (e.g., Cantrill 1998; Manzo 2005; Davenport and Anderson 2005), with the goal of ??. </text:span></text:p>
      <text:p text:style-name="p1"><text:span text:style-name="c0"><text:tab/>The instruments used to gather this data is also varied. <text:s/>Open-ended interviews with follow-up questions (Cantrill 1998; Davenport and Anderson 2005) and semi-structured interviews (Gustafson 2001; Manzo 2005) prevail in qualitative research. <text:s/>(Discuss qualitative interview questions?)<text:tab/> <text:s text:c="2"/>Qualitative methods such as open-ended or semi-structured interviews dig deeper, allowing the participant to fully express the complexity of what a place means to them and why. <text:s/>Qualitative researchers have also employed storytelling and photonarratives .. (). </text:span></text:p>
      <text:p text:style-name="p1"><text:span text:style-name="c0"><text:tab/>In quantitative sense-of-place research, the most common instrument is the Likert-scale survey, where the authors create statements representative of place-attachment or place-meanings that participants agree or disagree with on a five-point (e.g., Nanzer 2004) or seven-point (e.g., Stedman 2003a; Brehm, Eisenhauer, &amp; Stedman 2013) scale. <text:s/>These surveys essentially measure the level of participant agreement with author-defined place-attachment or place-meanings. <text:s/>These predefined statements often describe places and can answer the question of “What kind of a place is this?”, such as “The lake is a family place”, “The lake is a place of high environmental quality” (Brehm, Eisenhauer, &amp; Stedman 2013) and can be more complex, such as “My neighborhood is a place where... “ (). <text:s/>These statements are designed to correspond to a category of place-meanings, such as “economic”, “social”, “family”, “ecological”, etc. <text:s/>They do not allow the participant to express their own place-attachment or place-meanings. <text:s/>To bridge the gap between qualitative and quantitative data gathering methods, Eisenhauer et al (2000) used open-ended mail-in surveys. <text:s/>This allowed the authors to reach a larger, random, population of potential participants, yet still achieve a certain depth and richness in their data as a result of leaving their survey open-ended.</text:span></text:p>
      <text:p text:style-name="p1"><text:span text:style-name="c0"><text:tab/>Naturally, there is a bit of disagreement about whether it is appropriate or even possible to measure and quantify these complex, highly interwoven and interdependent, concepts (look up Davenport and Anderson 2005; Stedman 2008; Manzo 2008). <text:s/>Quantitative research often focuses on measuring the strength of people’s place-attachment and place-meanings, often leading to the use of multiple linear regression analysis (Stevenson et al. 2013? is this place-attachment?), maximum likely factor analysis (Stedman 2002), etc find the rest. <text:s/>Qualitatively, the focus is on the exploration and deeper understanding of place-attachment and place-meanings. <text:s/></text:span></text:p>
      <text:p text:style-name="p4"/>
      <text:p text:style-name="p4"/>
      <text:p text:style-name="p4"/>
      <text:p text:style-name="p4"/>
      <text:p text:style-name="p4"><text:span text:style-name="c0">Let me provide a few examples of statements where meaning is ascribed to a give place, and how these meanings can be broadly categorized: “a place where I can easily meet my friends for coffee” (social place-meaning), “a place with lots of successful small business owners”(economic place-meaning), “a place with excellent habitat for the endangered Burrowing Owl” (ecological place-meaning), “a place where I can relax and rejuvenate” (personal place-meaning). <text:s/></text:span></text:p>
      <text:p text:style-name="p4"/>
      <text:p text:style-name="p4"><text:span text:style-name="c0"><text:tab/>Place attachment is really a measure of how attached we are to something (Stewart 2008). </text:span></text:p>
      <text:p text:style-name="p4"><text:span text:style-name="c0"><text:tab/>Some emphasize that when measuring place attachment, we can only really measure the strength of the attachment (Stedman 2008). </text:span></text:p>
      <text:p text:style-name="p4"/>
      <text:p text:style-name="p4"><text:span text:style-name="c0">Give examples directly from literature</text:span></text:p>
      <text:p text:style-name="p4"/>
      <text:p text:style-name="p4"><text:span text:style-name="c0">(Talk about variations in strength)</text:span></text:p>
      <text:p text:style-name="p4"><text:span text:style-name="c0">Quantitative measurements – predefine the type of attachment with statements, and allow the user to agree or disagree with those statements</text:span></text:p>
      <text:p text:style-name="p4"><text:span text:style-name="c0">Qualitative analysis: allow user to make their own statements (via interviews) and the researcher then interprets and categorizes the attachment. </text:span></text:p>
      <text:p text:style-name="p4"/>
      <text:p text:style-name="p4"><text:span text:style-name="c0">The research referenced here uses predominantly a positivist approach or hypothesis testing in assessing place-attachment and place-meanings.</text:span></text:p>
      <text:p text:style-name="p4"/>
      <text:p text:style-name="p4"><text:span text:style-name="c0">Measuring Place Meaning:</text:span></text:p>
      <text:p text:style-name="p4"><text:span text:style-name="c0"><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span></text:p>
      <text:p text:style-name="p4"/>
      <text:p text:style-name="p4"><text:span text:style-name="c0"><text:tab/></text:span></text:p>
      <text:p text:style-name="p4"/>
      <text:p text:style-name="p4"/>
      <text:p text:style-name="p4"/>
      <text:p text:style-name="p4"><text:span text:style-name="c0">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span></text:p>
      <text:p text:style-name="p4"/>
      <text:p text:style-name="p4"/>
      <text:p text:style-name="p4"><text:span text:style-name="c0">Criticisms?: Stedman (2002) measures place attachment with a variety of statements that sound more like measures of place-identity and place-dependence in particular (e.g., “It reflects the type of person I am”; “It is the best place to do the things I enjoy”). <text:s/>Although research has attempted to group place-identity and place-dependence under place-attachment, it seems that these are concepts that are rather explanatory of the attachment itself, not cases of attachment. </text:span></text:p>
      <text:p text:style-name="p4"/>
      <text:p text:style-name="p4"/>
      <text:p text:style-name="p4"/>
      <text:p text:style-name="p4"/>
      <text:p text:style-name="p4"><text:span text:style-name="c0">4. Gaps, and Inconsistencies in the Literature</text:span></text:p>
      <text:p text:style-name="p4"/>
      <text:p text:style-name="p4"><text:span text:style-name="c0">4.1. Inconsistencies</text:span></text:p>
      <text:p text:style-name="p4"/>
      <text:p text:style-name="p4"><text:span text:style-name="c0"><text:tab/>Sense-of-place, and its constituent concepts, is studied by geographers, sociologists, psychologists, urban planners and others, all of whom bring their particular language and perspective (Ardoin 2006). <text:s/>In addition, sense-of-place has a complex multi-dimensionality that spans “ecological, built, social, and symbolic environments” (Hummon 1992, 253; Ardoin 2006). <text:s/>It is then not surprising that the sense-of-place literature is at times difficult to follow or inconsistent in its use of terminology. <text:s/><text:tab/>Regarding a major inconsistency in the terminology, Stedman (2008) and Stewart (2008) point out: “place-meaning” is not the same as “place-attachment”. The trouble starts with the words “meaning” and “meaningful” (</text:span><text:span text:style-name="c6">syn.</text:span><text:span text:style-name="c0"> important, significant), which are often used in the literature to explain or represent place-attachment. <text:s/>For example, <text:s/>“This place is meaningful to me” or “This place holds meaning for me”, where meaningful/meaning are used to convey importance or significance, a place-attachment attribute. <text:s/>Perhaps unintentionally, authors sometimes slip into usage of “place meaning” when they mean “place attachment” (e.g. ?? Manzo 2005, 2008? Scannell and Gifford 2010, Stokowski 2008). <text:s/>But this language is misleading, and especially confusing for readers unfamiliar with the field. <text:s/>For this reason, in this thesis the concept of “place meaning” is hyphenated and pluralized into “place-meanings”, to serve as an easy reminder that the concept refers to the kinds of meanings we attribute to places, and not to the degree of importance/significance of a place. <text:s/>It would be great to see authors be more cognizant of this language issue, and avoid usage of “meaning/meaningful” in reference to place-attachment.</text:span></text:p>
      <text:p text:style-name="p4"/>
      <text:p text:style-name="p1"><text:span text:style-name="c0"><text:tab/>Other inconsistencies are methodological in nature. <text:s/>The statement “The Great Lakes are important to me” are used as a measure for place identity not place attachment (Nanzer 2004). <text:s/></text:span></text:p>
      <text:p text:style-name="p1"><text:span text:style-name="c0"><text:tab/>In his methodology, Stedman (2003a) claims that place-attachment is consistent with definitions of identity and proceeds to measure place-attachment with statements such as “It reflects the type of person I am” (e.g., used as place-identity measurement in Jorgenson &amp; Stedman 2001), but also conflates it with what seems place-dependence (”It is the best place to do the things I enjoy”, used as place-dependence in Jorgenson &amp; Stedman 2001). <text:s/>I would like to disagree with either. <text:s/>It is possible to be attached to a place without feelings of belonging or identity. <text:s/>This may be especially true for a transient, international or intranational public in a globalized place like the San Francisco Bay Area. </text:span></text:p>
      <text:p text:style-name="p4"/>
      <text:p text:style-name="p4"><text:span text:style-name="c0">4.2. <text:s/>Gaps</text:span></text:p>
      <text:p text:style-name="p4"/>
      <text:p text:style-name="p1"><text:span text:style-name="c0"><text:tab/>Many questions remain unanswered in the sense-of-place literature. From a theoretical perspective, there is still no definitive model that explains how all the sense-of-place concepts inter-relate to give us our sense of place. <text:s/>And particular to this study, there is a big gap in understanding the relationship between place-attachment and place-meaning. <text:s/>Stedman (2008) believes that place-attachment is a function of place-meanings; that our attachment depends on the kinds of meanings we attribute to place. <text:s/>Other authors have yet to confirm or challenge this claim. <text:s/>But we also do not know the full spectrum of factors that influence place-attachment and place-meaning, nor the relative degree of influence. We still don’t understand how different cultures influence these concepts, nor do we know if there are particular place-meanings common to all humans. <text:s/>And who is to say that sense-of-place is a purely human phenomenon...? <text:s/>It seems likely that other species also form attachment to places and attribute meaning to them. <text:s/>But to bring us back specifically to the theoretical gap in which this study fits, we still do not know the role of informational knowledge on place-attachment and place-meanings. <text:s/>Can knowledge deepen place-attachment and open our eyes to new place-meanings? <text:s/></text:span></text:p>
      <text:p text:style-name="p1"><text:span text:style-name="c0"><text:tab/>Another major gap in the literature arises from an ideological perspective. <text:s/>Herman (2008) argues that western ideology promotes a view of the physical environment as being purely mechanistic, with no spiritual or intrinsic values, which is the exact viewpoint taken on by Greider and Garkovich (1994), and others who claim that place-meanings are entirely a social construct. <text:s/>Our understanding of sense-of-place will be incomplete until we consider indigenous and other ideologies as well. <text:s/></text:span></text:p>
      <text:p text:style-name="p4"><text:span text:style-name="c0"><text:tab/>As was mentioned earlier, a number of studies conclude that sense-of-place and it’s constituent concepts, is experienced on a triangular continuum between the self and the social and environmental dimensions of place (). <text:s/>But in addition to the social and environmental dimensions of place, Ardoin (2006) argues that place also has a political-economic dimension that contributes to our sense of place. <text:s/>Economics and politics connect places to other places and actually influence the social and environmental dimensions of place. <text:s/>Ardoin (2006) urges place-based environmental education programs to incorporate all dimensions of sense-of-place in order to reach out to an increasingly transient public whose sense of place might be very complex and unique.</text:span></text:p>
      <text:p text:style-name="p4"><text:span text:style-name="c0"><text:tab/></text:span></text:p>
      <text:p text:style-name="p4"/>
      <text:p text:style-name="p4"><text:span text:style-name="c0"><text:tab/>Vaske and Korbin (2001)</text:span></text:p>
      <text:p text:style-name="p4"><text:span text:style-name="c0"><text:tab/>Clayton (2003)</text:span></text:p>
      <text:p text:style-name="p1"/>
      <text:p text:style-name="p4"/>
      <text:p text:style-name="p4"><text:span text:style-name="c0"><text:tab/>Ryan (2005) found that urban dwellers have a strong attachment to nearby urban parks; however, just recreational use of these places was not enough to support ecosystem efforts such as planting natives. <text:s/>Park users who possessed natural areas knowledge were much more likely to support such efforts. <text:s/><text:tab/></text:span></text:p>
      <text:p text:style-name="p4"/>
      <text:p text:style-name="p4"/>
      <text:p text:style-name="p4"/>
      <text:p text:style-name="p4"/>
      <text:p text:style-name="p4"/>
      <text:p text:style-name="p4"/>
      <text:p text:style-name="p4"/>
      <text:p text:style-name="p4"/>
      <text:p text:style-name="p4"/>
      <text:p text:style-name="p4"><text:span text:style-name="c0">Methodology</text:span></text:p>
      <text:p text:style-name="p4"/>
      <text:p text:style-name="p4"><text:span text:style-name="c0"><text:tab/>The mechanism used to generate statements that would measure place attachment or place meaning is not discussed in any of the reviewed studies. <text:s/>It is difficult to understand how exactly authors arrived at using a particular set of statements. <text:s/>How did they decide those are the best statements for measuring place attachment? <text:s/>Some of these statements seem conflated with other place related concepts, such as place-identify and place-dependence. <text:s/>Is it even possible to measure simply and only place attachment? <text:s/>(Authors with conflated statements: Stedman 2002,3; )</text:span></text:p>
      <text:p text:style-name="p4"/>
      <text:p text:style-name="p4"><text:span text:style-name="c0">In a place like the SF Bay Area, where people are very mobile, I have to specifically ask for people's length of residency – age cannot serve as a proxy as in Nanzer (2004). <text:s/>(Sidenote: For someone who has lived in multiple residences in Berkeley, which place do I ask about?)</text:span></text:p>
      <text:p text:style-name="p4"/>
      <text:p text:style-name="p4"><text:span text:style-name="c0">&gt;&gt;Research designs</text:span></text:p>
      <text:p text:style-name="p4"><text:span text:style-name="c0"><text:tab/>Most research methodologies have used a positivist approach with deductive or theory testing techniques (). <text:s/>Others, like Davenport and Anderson (2005) used an interpretive research design, with data collection and analysis geared toward induction and theory generation. <text:s/></text:span></text:p>
      <text:p text:style-name="p4"/>
      <text:p text:style-name="p4"><text:span text:style-name="c0">&gt;&gt;Recruiting of Participants: </text:span></text:p>
      <text:p text:style-name="p4"><text:span text:style-name="c0"><text:tab/>Participants were recruited using various strategies. <text:s/>Scannell and Gifford (2010) intercepted people on the street for a short questionnaire. <text:s/>To obtain a broad sample population representative of their study area, they recruited at a variety of locations and at different times of the day. <text:tab/></text:span></text:p>
      <text:p text:style-name="p4"><text:span text:style-name="c0"><text:tab/>A dominant way of recruiting participants is through a mail-in survey to a random sample of residents (Nanzer 2004; Stedman 2003a). </text:span></text:p>
      <text:p text:style-name="p4"><text:span text:style-name="c0"><text:tab/>Snowball, or network, sampling is quite common in qualitative studies (e.g., Cantrill 1998; Manzo 2005; Davenport and Anderson 2005), where an initial set of participants each recommends more participants. </text:span></text:p>
      <text:p text:style-name="p4"/>
      <text:p text:style-name="p4"><text:span text:style-name="c0">&gt;&gt;Target Audiences: </text:span></text:p>
      <text:p text:style-name="p4"><text:span text:style-name="c0"><text:tab/>The target audiences differed depending on the study. <text:s/>Any study that used predictive statistics strove to achieve a random, representative, sample from the population (Scannell and Gifford 2010). <text:s/></text:span></text:p>
      <text:p text:style-name="p4"><text:span text:style-name="c0"><text:tab/>In environmental education studies, the target audiences were primarily students in kindergarten (), elementary (Kubota et al. 2013), middle (Stevenson et al. 2013), or high school. <text:s/>No studies were found where the target audience was adults. </text:span></text:p>
      <text:p text:style-name="p4"/>
      <text:p text:style-name="p4"/>
      <text:p text:style-name="p4"><text:span text:style-name="c0">&gt;&gt;Before and After tests:</text:span></text:p>
      <text:p text:style-name="p4"><text:span text:style-name="c0"><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span></text:p>
      <text:p text:style-name="p4"><text:span text:style-name="c0"><text:tab/>Pre- and post- tests have been used to measure changes in knowledge as a result of playing online science games (Klisch et al. 2012), to compare differences in knowledge between online- and on-site- geomorphology field trips (Stumpf, Doughlass, &amp; Dorn 2008), to study the effectiveness of storytelling versus traditional show-&amp;-tell (Hadzigeorgiou et al. 2011), to measure the impact of direct vs indirect experiences with nature on environmental knowledge, attitudes and behavior (Duerden &amp; Witt 2010). In all studies, the pretest is used to assess existing knowledge prior to the study, and the post-test asks the same questions as the pretest to assess how the study affected participant knowledge. Pretests can also be used to collect personal information about participants, such as demographics, hobbies, place-of-origin (Klisch et al. 2012; Stumpf, Douglass, &amp; Dorn 2008). <text:s/>Post-tests were administered 3 days after the final gaming session in the case of Klisch et al. 2012. <text:s/>. </text:span></text:p>
      <text:p text:style-name="p4"><text:span text:style-name="c0"><text:tab/>These tests used multiple choice questions (Klisch et al. 2012; Stumpf, Douglass, &amp; Dorn 2008), in-person interview (Hadzigeorgiou et al. 2011), </text:span></text:p>
      <text:p text:style-name="p4"/>
      <text:p text:style-name="p1"/>
      <text:p text:style-name="p4"/>
      <text:p text:style-name="p4"/>
      <text:p text:style-name="p4"/>
      <text:p text:style-name="p4"><text:span text:style-name="c0">Qualitative Analysis</text:span></text:p>
      <text:p text:style-name="p1"><text:span text:style-name="c0"><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s/>Cantrill (1998) and Davenport and Anderson (2005) used open-coping methodology to categorize responses to interview questions; the author identified the dominant themes in each response through analysis of distinct features. <text:s/>Gustafson (2001)’s coding was at first very specific and used words directly from the responses, but as themes began to emerge, thematically similar codes were all converted under the same category (e.g., “nature”, “buildings” -&gt; “physical environment”). <text:s/>To interpret the data, Davenport and Anderson (2005) generated tables and concept maps that illuminated the underlying data structure. </text:span></text:p>
      <text:p text:style-name="p4"/>
      <text:p text:style-name="p4"><text:span text:style-name="c0"><text:tab/></text:span></text:p>
      <text:p text:style-name="p4"><text:span text:style-name="c0">Statistical Analysis</text:span></text:p>
      <text:p text:style-name="p4"><text:span text:style-name="c0"><text:tab/>In environmental education studies, T-tests were a common statistical tool in analyzing whether environmental knowledge, awareness, intent changed significantly after students underwent an environmental education workshop or program (Kubota et al. 2013). </text:span></text:p>
      <text:p text:style-name="p4"><text:span text:style-name="c0"><text:tab/>Regression analysis: Multiple linear regression analysis to model test scores and other factors, such as spending time outdoors, demographics, etc (Stevenson et al. 2013)</text:span></text:p>
      <text:p text:style-name="p4"><text:span text:style-name="c0"><text:tab/>Control groups were always representative of the test group (Stevenson et al. 2013). </text:span></text:p>
      <text:p text:style-name="p4"><text:span text:style-name="c0"><text:tab/>Maximum likelihood factor analysis (Stedman 2002)</text:span></text:p>
      <text:p text:style-name="p4"/>
      <text:p text:style-name="p4"><text:span text:style-name="c0">Look up Gustafson (2002): Place, Place-Attachment and Mobility. On how mobility influences place attachment. </text:span></text:p>
      <text:p text:style-name="p4"><text:span text:style-name="c0">Look up Brandenburg and Carroll 1995: “geographic proximity to a locale may affect the meanings and bonds associated with places” Your place or mine?: The eOEect of place cre±</text:span></text:p>
      <text:p text:style-name="p4"><text:span text:style-name="c0">ation on environmental values and landscape meaning. </text:span><text:span text:style-name="c6">Society Nat</text:span><text:span text:style-name="c0">. </text:span><text:span text:style-name="c6">Resources </text:span><text:span text:style-name="c0">8:381</text:span><text:span text:style-name="c6">È</text:span></text:p>
      <text:p text:style-name="p4"><text:span text:style-name="c0">398.</text:span></text:p>
      <text:p text:style-name="p4"/>
      <text:p text:style-name="p4"><text:span text:style-name="c0">Birds in the City</text:span></text:p>
      <text:p text:style-name="p4"><text:span text:style-name="c0"><text:tab/>Cities are usually located in places with rich soils and a plethora of food and water. <text:s/>These places were usually teeming with wildlife before people developed them. <text:s/>The San Francisco Bay Area, for example, used to be incredibly rich with wildlife. <text:s/>The wetlands and marshes that transitioned the land into the bay, was vital habitat for local and migrating birds. <text:s/>We have developed 95% of these wetlands, but birds continue to use whatever wetlands remain. <text:s/>Some have also adapted to making the most out of what the city can offer. <text:s/>And this will be the reality going forward. <text:s/>Restoration efforts are giving back some habitat, but it is important to recognize the role of backyard and street spaces, and our urban parks. <text:s/></text:span></text:p>
      <text:p text:style-name="p4"><text:span text:style-name="c0"><text:tab/>The literature discusses that a combination of ecologically-informed urban planning and public education on native backyard gardens is necessary to help a larger diversity of wild birds thrive in our urban areas (Catterall 2004).</text:span></text:p>
      <text:p text:style-name="p4"/>
      <text:p text:style-name="p4"/>
      <text:p text:style-name="p4"/>
      <text:p text:style-name="p4"/>
      <text:p text:style-name="p4"><text:span text:style-name="c0">The power of narrative and naming:</text:span></text:p>
      <text:p text:style-name="p4"><text:span text:style-name="c0"><text:tab/>In a workshop that helped the faculty of a college reconnect with their surrounding natural environment and place, participants found that specific knowledge, like learning the names of local species of trees and </text:span></text:p>
      <text:p text:style-name="p4"/>
      <text:p text:style-name="p4"/>
      <text:p text:style-name="p4"><text:span text:style-name="c0">Maps</text:span></text:p>
      <text:p text:style-name="p4"><text:span text:style-name="c0">Maps can be powerful tools for helping people recognize the interdependence between themselves, other people, and other places (Cheng and Kruger 2008).</text:span></text:p>
      <text:p text:style-name="p4"/>
      <text:p text:style-name="p4"/>
      <text:p text:style-name="p4"><text:span text:style-name="c0">Map tools, Web Maps</text:span></text:p>
      <text:p text:style-name="p4"><text:span text:style-name="c0"><text:tab/>There is evidence that direct experiences with nature lead to increases in pro-environmental behavior (e.g., Duerden &amp; Witt 2010), </text:span></text:p>
      <text:p text:style-name="p4"/>
      <text:p text:style-name="p4"><text:span text:style-name="c0">And while in the city, <text:s/>“people spend far more hours in front of video screens than they do walking the land” (Thomashow 2002, 79). </text:span></text:p>
      <text:p text:style-name="p1"><text:span text:style-name="c0">The Cornel Lab of Ornithology developed an interactive map-based PDF that Trautmann, Makinster, &amp; Batek (2013) used to teach avian biodiversity concepts to middle and high school students. <text:s/>The authors suggest that using interactive maps actively engages students, allowing them to think creatively and explore spatial information according to their interests. <text:s/>Students developed explanations for the spatial patterns they see and their piqued curiosity lead them to explore more. </text:span></text:p>
      <text:p text:style-name="p4"/>
      <text:p text:style-name="p4"><text:span text:style-name="c0">Web Map Stories</text:span></text:p>
      <text:p text:style-name="p4"><text:span text:style-name="c0">// including misconceptions ? (veritasium youtube channel)</text:span></text:p>
      <text:p text:style-name="p4"/>
      <text:p text:style-name="p4"><text:span text:style-name="c0">Role of the Internet</text:span></text:p>
      <text:p text:style-name="p4"><text:span text:style-name="c0"><text:tab/>Putting a project online has its virtues. <text:s/></text:span></text:p>
      <text:p text:style-name="p4"/>
      <text:p text:style-name="p4"/>
      <text:p text:style-name="p4"><text:span text:style-name="c0">Biases/Influences</text:span></text:p>
      <text:p text:style-name="p4"/>
      <text:p text:style-name="p1"><text:span text:style-name="c0">(Gender, race, sexual orientation, class) This has important implications within this study. <text:s/>Parks are public places and some Berkeley parks are located in areas where certain demographics would possibly feel out of place and their experience would be restricted. <text:s/>It is also interesting to consider how people's existing feelings about places might affect their potential to form new, positive experiences and meanings. <text:s/>Negative experiences can influence the potential for someone to obtain new knowledge about a place, and their inclination to experience the place in person or get involved in volunteer restoration activities. </text:span></text:p>
      <text:p text:style-name="p4"/>
      <text:p text:style-name="p4"><text:span text:style-name="c0">Results might be biased by differences in participant ability to navigate a web map. <text:s/>For example, Klisch et al. (2012) concluded that students who found it easier to interact with an educational online science game learned more from it. (So maybe add in a question about how difficult it was to use the web map?) </text:span></text:p>
      <text:p text:style-name="p4"/>
      <text:p text:style-name="p4"><text:span text:style-name="c0">It is possible that the extent of prior experiences that a person has had with urban nature may determine their interest or desire to learn more. <text:s/>It is possible that people who are often exposed to urban nature will learn more from the maps. <text:s/>And it’s also shown that people with lower socioeconomic status have less exposure to urban nature (although probably not in a place like SF). Lerman and Warren (2011 - not cited in refs until included for sure) show that native bird diversity increases with income status.</text:span></text:p>
      <text:p text:style-name="p4"/>
      <text:p text:style-name="p4"><text:span text:style-name="c0">BLAHBERINGS</text:span></text:p>
      <text:p text:style-name="p4"><text:span text:style-name="c0">Stewart (2008, 87) says that “single-word descriptors and brief landscape preference statements are not place-meanings. <text:s/>Place meanings are embedded in narratives of lived experience of those familiar with this site.” </text:span></text:p>
      <text:p text:style-name="p4"/>
      <text:p text:style-name="p4"><text:span text:style-name="c0">Wild turkeys have 30 millions worth of environmental information encoded into their DNA. <text:s/>Without being taught, they can recognize a dangerous snake. <text:s/>We do not have that level of environmental information encoded into our DNA. <text:s/>We rely on learned knowledge to interpret our environment. </text:span></text:p>
      <text:p text:style-name="p4"><text:span text:style-name="c0">Also detached from nature.. value-wise</text:span></text:p>
      <text:p text:style-name="p4"><text:span text:style-name="c0"><text:tab/>We are not going to give up our towns and cities. We are not going back to living in small tribes in intimacy with nature. <text:s/>Given this reality, the question becomes one of how to maintain our connection to nature despite it all. <text:s/>And more than maintain – how do we regain and uphold an appreciation for the life and physical systems that surround us? <text:s/>How do we bring about the realization that we are not conquerors, but mere members and citizens of nature? <text:s/>Not all of us can grow up next to large regional parks and open spaces, where we can easily form a connection with nature. <text:s/>And the way things are going, few of us will have parents or grandparents who will take us to a creek to look for tadpoles and fish, teach us about the woods, or tell us the names of the flowers. <text:s/>If we can no longer rely on our elders to teach us this knowledge and to show us special places, then where do we turn to maintain our connection with nature?</text:span></text:p>
      <text:p text:style-name="p4"><text:span text:style-name="c0"><text:tab/>I do not know the answers. <text:s/>But I have ideas. <text:s/>This thesis is an exploration of my ideas. </text:span></text:p>
      <text:p text:style-name="p4"/>
      <text:p text:style-name="p4"/>
      <text:p text:style-name="p4"><text:span text:style-name="c0">The idea that anyone and everyone should be able to learn about their local nature is not a new idea by any means. <text:s/>In the United States, a “nature-study” movement was born in the late 1800s in an attempt to reconnect people to nature (Bailey 1905). Specifically, the emphasis was on introducing children to the immediate natural world around them. <text:s/>It was the first environmental education movement in the USA that focused on the whole ecosystem and was concerned with educating the public from a young age. <text:s/>“The botanist may well devote his life to a single cell, but the layman wants to know the trees and the woods.” (Bailey 1905, 98)</text:span></text:p>
      <text:p text:style-name="p4"><text:span text:style-name="c0"><text:tab/></text:span></text:p>
      <text:p text:style-name="p4"><text:span text:style-name="c0"><text:tab/>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span></text:p>
      <text:p text:style-name="p4"/>
      <text:p text:style-name="p4"/>
      <text:p text:style-name="p4"/>
      <text:p text:style-name="p4"><text:span text:style-name="c7">Place</text:span></text:p>
      <text:p text:style-name="p4"><text:span text:style-name="c0"><text:tab/></text:span></text:p>
      <text:p text:style-name="p4"/>
      <text:p text:style-name="p4"><text:span text:style-name="c0"><text:tab/>In fact, Manzo (2008) argues that place attachment cannot be measured quantitatively exactly for this reason. <text:s/>(But Stedman (2008) disagrees). <text:s text:c="3"/>s is in line with what other authors have </text:span></text:p>
      <text:p text:style-name="p4"><text:span text:style-name="c0"><text:tab/></text:span></text:p>
      <text:p text:style-name="p4"/>
      <text:p text:style-name="p4"><text:span text:style-name="c0">When we talk about a place, we inadvertently include information on our attachment to that place through our language. </text:span></text:p>
      <text:p text:style-name="p4"><text:span text:style-name="c0">There is debate on what plays a stronger role in our attachment to a place – the physical or the social dimensions of place. <text:s/>Some argue that social relations might be more influential in the place attachment process than the physical aspects of a place (Low and Altman 1992).</text:span></text:p>
      <text:p text:style-name="p4"/>
      <text:p text:style-name="p4"><text:span text:style-name="c0">These experiences, and the consequential significance and meanings that we attribute to place, fall somewhere within a triangular continuum between our own selves, the social, and the physical environment (Gustafson 2001; Raymond et al. 2010). <text:s/></text:span></text:p>
      <text:p text:style-name="p4"/>
      <text:p text:style-name="p4"/>
      <text:p text:style-name="p4"><text:span text:style-name="c0">influences (other places)</text:span></text:p>
      <text:p text:style-name="p4"><text:span text:style-name="c0">I <text:s/>would argue that this model is incomplete, because part of what defines places is their “linkage to the 'outside'” (Massey 1994, 155). <text:s/>Places are linked to other places, and often they are defined by those linkages. <text:s/>Often, our experience of a place is based on comparisons we make to other places. For example, one participant in Davenport and Anderson (2005)'s research realized the ecological uniqueness of the local river only after traveling to other places. <text:s/>Hence, the place model should be modified to have four poles: the self, other people, the environment, and other places.</text:span></text:p>
      <text:p text:style-name="p4"/>
      <text:p text:style-name="p4"/>
      <text:p text:style-name="p4"><text:span text:style-name="c0"><text:tab/></text:span></text:p>
      <text:p text:style-name="p4"/>
      <text:p text:style-name="p4"/>
      <text:p text:style-name="p4"/>
      <text:p text:style-name="p4"><text:span text:style-name="c0">Ecological illiteracy haunts our past; in complete ignorance of the <text:s/>ecosystem and landscape consequences, we wiped out the American bison, the passenger pigeon, wolves and grizzly bears, the vast Midwest prairies, and too many wetlands (Leopold 1949). <text:s/>The list goes on. </text:span></text:p>
      <text:p text:style-name="p4"/>
      <text:p text:style-name="p1"><text:span text:style-name="c0">The relationship and interdependency between place-attachment and place-meaning remains unclear. Stedman (2008, 66) says that place-attachment, and other place-related concepts can be “a function of the kinds of meanings we attribute to it [place]”</text:span></text:p>
      <text:p text:style-name="p1"/>
      <text:p text:style-name="p1"><text:span text:style-name="c0">In research design, talk perhaps of why an anonymous survey might have people be more honest because they are not under direct social pressure to conform their answers? </text:span></text:p>
      <text:p text:style-name="p1"/>
      <text:p text:style-name="p1"><text:span text:style-name="c0">Stories: People naturally express place-meanings and place-attachments through storytelling. Davenport and Anderson (2005) extracted meanings and attachment to the Niobrara river from their participants’ storytelling. <text:s/>In addition to learning the names of trees on campus, some participants said that stories about the natural environment of their campus was also particularly effective in helping them reconnect with the nature on their campus (Barlett 200?) she quotes the “use of narrative” as being effective. Barlett (2005, 41) reports that “four dimensions of the workshop experience – the power of the group, the naming of species, the use of narrative, and the integration of work and values – have emerged as enhancing the cognitive, affective, and practice dimensions of place attachment.” <text:s/>Hadzigeorgiou et al. (2011) found that for children, storytelling was a more effective method of idea retention and initiating stewardship than traditional show-and-tell.</text:span></text:p>
      <text:p text:style-name="p1"/>
      <text:p text:style-name="p1"><text:span text:style-name="c0">Stumpf, Douglass, &amp; Dorn (2008) found that there was no difference in physical geography knowledge gained by students who went directly to the field trip site, versus those who only got a virtual field trip; however, those who visited the site conveyed greater appreciation for it and their attitude toward a desert landscape was more greatly impacted. <text:s/>The conclusion is that online map users should be encouraged to visit the places they learned about, if they haven’t already. </text:span></text:p>
      <text:p text:style-name="p1"/>
      <text:p text:style-name="p1"><text:span text:style-name="c0">Place-identity, place-dependence, and place-satisfaction (Stedman 2003a) are also considered to contribute to and help understand our sense-of-place, but I will not be using these concepts in this study. <text:s/></text:span></text:p>
      <text:p text:style-name="p1"/>
      <text:p text:style-name="p1"><text:span text:style-name="c0">---</text:span></text:p>
      <text:p text:style-name="p4"/>
      <text:p text:style-name="p4"><text:span text:style-name="c0">&gt;&gt; Strength of our attachment to place</text:span></text:p>
      <text:p text:style-name="p4"><text:span text:style-name="c0"><text:tab/>The strength of our attachment increases the more intimate we feel with a place, but also, a strong attachment might also imply that the place still offers new insights and new opportunities for knowledge and exploration, despite how familiar it feels to us. <text:s/>(Kaplan and Kaplan 2005). <text:s/>Special places, or places that we are strongly attached to, “are likely to be ones where we are invested in meaningful action.. places where we can feel needed, where our participation can contribute to their long-term viability” (Kaplan and Kaplan 2005, 279). <text:s/>“Nearby nature has the capacity to promote reasonable behavior, foster community, and bring joy to people's lives” (Kaplan and Kaplan 2005). </text:span></text:p>
      <text:p text:style-name="p4"><text:span text:style-name="c0"><text:tab/></text:span></text:p>
      <text:p text:style-name="p4"/>
      <text:p text:style-name="p4"><text:span text:style-name="c0">&gt;&gt; physical environment</text:span></text:p>
      <text:p text:style-name="p4"/>
      <text:p text:style-name="p4"><text:span text:style-name="c0"><text:tab/></text:span></text:p>
      <text:p text:style-name="p4"/>
      <text:p text:style-name="p4"><text:span text:style-name="c0">Both place meaning and place attachment are shown to map to a few different dimensions of place. <text:s/>The literature agrees that there is a psychological (or “the self”) dimension which provides the perspective through which we experience the other dimensions of place; there is the environmental(or biophysical) dimension, which some divide into the built and the natural; and the social (or sociocultural) dimension (Ardoin 2006; ). <text:s/>The conceptual models don't always agree on how these dimensions link up or interact. <text:s/>For example,) claim that the biophysical (environmental) dimension provides context for all other interactions. <text:s/>In other words, that the biophysical environment of place influences and limits the sociocultural interactions we have with that place. <text:s/>Other academics think it is the cultural (or values, beliefs, traditions) dimension that influences all interactions with all other dimensions of place (Nanzer 2004?? He seems to contradict himself by talking about Riley and Hufford's findings...). <text:s/>In reality, it is likely that both culture and environment provide a strong context for all interactions. <text:s/></text:span></text:p>
      <text:p text:style-name="p4"/>
      <text:p text:style-name="p4"/>
      <text:p text:style-name="p4"><text:span text:style-name="c0">Studies that show there is a gender or race difference in ability to learn from an online map? </text:span></text:p>
      <text:p text:style-name="p4"/>
      <text:p text:style-name="p4"><text:span text:style-name="c0">&gt;&gt; What influences place meanings? </text:span></text:p>
      <text:p text:style-name="p4"/>
      <text:p text:style-name="p4"><text:span text:style-name="c0">This bond has a particular strength and it can be positively or negatively charged.</text:span></text:p>
      <text:p text:style-name="p4"/>
      <text:p text:style-name="p4"/>
      <text:p text:style-name="p4"/>
      <text:p text:style-name="p4"/>
      <text:p text:style-name="p4"><text:span text:style-name="c0">------ </text:span></text:p>
      <text:p text:style-name="p1"><text:span text:style-name="c0">Place dependence and identity (Nanzer 2004, etc) seem to be just another aspect of attachment. I see what Kudryavtsev was saying earlier. <text:s/></text:span></text:p>
      <text:p text:style-name="p1"/>
      <text:p text:style-name="p1"/>
      <text:p text:style-name="p4"><text:span text:style-name="c0">PLACE DEPENDENCE AND IDENTITY ARE JUST A TYPE OF PLACE ATTACHMENT, OR DESCRIPTORS OF THE REASON FOR THE ATTACHMENT?</text:span></text:p>
      <text:p text:style-name="p4"/>
    </office:text>
  </office:body>
</office:document-content>
</file>